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1ac0f3" officeooo:paragraph-rsid="003aee54"/>
    </style:style>
    <style:style style:name="P2" style:family="paragraph" style:parent-style-name="Header">
      <style:text-properties officeooo:rsid="001ac0f3" officeooo:paragraph-rsid="001ac0f3"/>
    </style:style>
    <style:style style:name="P3" style:family="paragraph" style:parent-style-name="Footer">
      <style:text-properties officeooo:rsid="001ac0f3" officeooo:paragraph-rsid="001ac0f3"/>
    </style:style>
    <style:style style:name="P4" style:family="paragraph" style:parent-style-name="Text_20_body">
      <style:text-properties officeooo:paragraph-rsid="001ac0f3"/>
    </style:style>
    <style:style style:name="P5" style:family="paragraph" style:parent-style-name="Text_20_body">
      <style:text-properties officeooo:rsid="00264af6" officeooo:paragraph-rsid="00264af6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/>
    </style:style>
    <style:style style:name="T1" style:family="text">
      <style:text-properties officeooo:rsid="00336d2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Standard"><office:annotation loext:resolved="false"><dc:creator>sge</dc:creator><dc:date>2017-07-13T11:59:21</dc:date><text:p text:style-name="P7">do text if view.context_var('doc_intro')</text:p><text:p text:style-name="P7">from pod(content=doc_intro.odt_file.data, format='odt', managePageStyles=None)</text:p></office:annotation><text:span text:style-name="T1">ne pas effacer cette ligne</text:span></text:p>
      <text:p text:style-name="Text_20_body"/>
      <text:p text:style-name="P5">Texte</text:p>
      <text:p text:style-name="P4"/>
      <text:p text:style-name="Standard"><office:annotation loext:resolved="false"><dc:creator>sge</dc:creator><dc:date>2017-07-13T12:00:28</dc:date><text:p text:style-name="P7">do text if view.context_var('doc_fin')</text:p><text:p text:style-name="P7">from pod(content=doc_fin.odt_file.data, format='odt', managePageStyles=None)</text:p></office:annotation><text:span text:style-name="T1">ne pas effacer cette lign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1ac0f3" officeooo:paragraph-rsid="003aee54"/>
    </style:style>
    <style:style style:name="MP2" style:family="paragraph" style:parent-style-name="Header">
      <style:text-properties officeooo:rsid="001ac0f3" officeooo:paragraph-rsid="001ac0f3"/>
    </style:style>
    <style:style style:name="MP3" style:family="paragraph" style:parent-style-name="Footer">
      <style:text-properties officeooo:rsid="001ac0f3" officeooo:paragraph-rsid="001ac0f3"/>
    </style:style>
    <style:style style:name="MT1" style:family="text">
      <style:text-properties officeooo:rsid="00336d2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office:annotation loext:resolved="false"><dc:creator>sge</dc:creator><dc:date>2017-07-13T11:52:24</dc:date><text:p>do text if view.context_var('doc_pied_page')</text:p><text:p>from pod(content=doc_pied_page.odt_file.data, format='odt', managePageStyles=None)</text:p></office:annotation><text:span text:style-name="MT1">ne pas effacer cette ligne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2"><office:annotation loext:resolved="false"><dc:creator>sge</dc:creator><dc:date>2017-07-13T11:52:04</dc:date><text:p>do text if view.context_var('doc_entete')</text:p><text:p>from pod(content=doc_entete.odt_file.data, format='odt', managePageStyles=None)</text:p></office:annotation><text:span text:style-name="MT1">ne pas effacer cette ligne</text:span></text:p>
      </style:header>
      <style:footer>
        <text:p text:style-name="MP3"><office:annotation loext:resolved="false"><dc:creator>sge</dc:creator><dc:date>2017-07-13T11:52:24</dc:date><text:p>do text if view.context_var('doc_pied_page')</text:p><text:p>from pod(content=doc_pied_page.odt_file.data, format='odt', managePageStyles=None)</text:p></office:annotation><text:span text:style-name="MT1">ne pas effacer cette ligne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14:36:47.534562613</meta:creation-date>
    <meta:generator>LibreOffice/24.2.5.2$Linux_X86_64 LibreOffice_project/420$Build-2</meta:generator>
    <meta:editing-duration>P0D</meta:editing-duration>
    <meta:editing-cycles>1</meta:editing-cycles>
    <meta:document-statistic meta:table-count="0" meta:image-count="0" meta:object-count="0" meta:page-count="1" meta:paragraph-count="6" meta:word-count="26" meta:character-count="135" meta:non-whitespace-character-count="115"/>
  </office:meta>
</office:document-meta>
</file>